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701cm" table:align="margins"/>
    </style:style>
    <style:style style:name="Table1.A" style:family="table-column">
      <style:table-column-properties style:column-width="8.849cm" style:rel-column-width="32767*"/>
    </style:style>
    <style:style style:name="Table1.B" style:family="table-column">
      <style:table-column-properties style:column-width="8.851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fo:color="#000000" style:font-name="Times New Roman" fo:font-size="12pt" style:text-underline-style="none" officeooo:rsid="001f69aa" officeooo:paragraph-rsid="001f69aa" style:font-size-asian="12pt" style:font-size-complex="12pt"/>
    </style:style>
    <style:style style:name="P2" style:family="paragraph" style:parent-style-name="Standard">
      <style:paragraph-properties fo:line-height="150%"/>
      <style:text-properties fo:color="#000000" style:font-name="Times New Roman" fo:font-size="12pt" style:text-underline-style="none" officeooo:paragraph-rsid="001f69aa" style:font-size-asian="12pt" style:font-size-complex="12pt"/>
    </style:style>
    <style:style style:name="P3" style:family="paragraph" style:parent-style-name="Standard">
      <style:paragraph-properties fo:line-height="150%"/>
      <style:text-properties fo:color="#000000" style:font-name="Times New Roman" fo:font-size="12pt" style:text-underline-style="none" fo:font-weight="bold" officeooo:rsid="001f69aa" officeooo:paragraph-rsid="001f69aa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/>
      <style:text-properties fo:color="#000000" style:font-name="Times New Roman" fo:font-size="12pt" style:text-underline-style="none" fo:font-weight="bold" officeooo:rsid="0021b259" officeooo:paragraph-rsid="0021b259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line-height="150%"/>
      <style:text-properties style:font-name="Times New Roman" fo:font-size="12pt" style:font-size-asian="12pt" style:font-size-complex="12pt"/>
    </style:style>
    <style:style style:name="P6" style:family="paragraph" style:parent-style-name="Text_20_body">
      <style:paragraph-properties fo:line-height="150%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line-height="150%"/>
      <style:text-properties style:font-name="Times New Roman" fo:font-size="12pt" fo:font-weight="bold" officeooo:rsid="0022f371" officeooo:paragraph-rsid="0022f371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line-height="100%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line-height="150%"/>
      <style:text-properties fo:color="#000000" style:font-name="Times New Roman" fo:font-size="12pt" style:text-underline-style="none" officeooo:rsid="001f69aa" officeooo:paragraph-rsid="001f69aa" style:font-size-asian="12pt" style:font-size-complex="12pt"/>
    </style:style>
    <style:style style:name="P10" style:family="paragraph" style:parent-style-name="Text_20_body">
      <style:paragraph-properties fo:line-height="150%"/>
      <style:text-properties fo:color="#000000" style:font-name="Times New Roman" fo:font-size="12pt" style:text-underline-style="none" officeooo:paragraph-rsid="001f69aa" style:font-size-asian="12pt" style:font-size-complex="12pt"/>
    </style:style>
    <style:style style:name="P11" style:family="paragraph" style:parent-style-name="Text_20_body">
      <style:paragraph-properties fo:line-height="150%"/>
      <style:text-properties fo:color="#000000" style:font-name="Times New Roman" fo:font-size="12pt" style:text-underline-style="none" officeooo:rsid="0021cb89" officeooo:paragraph-rsid="0021cb89" style:font-size-asian="12pt" style:font-size-complex="12pt"/>
    </style:style>
    <style:style style:name="P12" style:family="paragraph" style:parent-style-name="Text_20_body">
      <style:paragraph-properties fo:line-height="150%"/>
      <style:text-properties fo:color="#000000" style:font-name="Times New Roman" fo:font-size="12pt" style:text-underline-style="none" officeooo:rsid="0022f371" officeooo:paragraph-rsid="0022f371" style:font-size-asian="12pt" style:font-size-complex="12pt"/>
    </style:style>
    <style:style style:name="P13" style:family="paragraph" style:parent-style-name="Text_20_body">
      <style:paragraph-properties fo:line-height="150%"/>
      <style:text-properties fo:color="#000000" style:font-name="Times New Roman" fo:font-size="12pt" style:text-underline-style="none" fo:font-weight="bold" officeooo:rsid="001f69aa" officeooo:paragraph-rsid="001f69aa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line-height="150%"/>
    </style:style>
    <style:style style:name="P15" style:family="paragraph" style:parent-style-name="Text_20_body">
      <style:paragraph-properties fo:line-height="150%"/>
      <style:text-properties officeooo:paragraph-rsid="001f69aa"/>
    </style:style>
    <style:style style:name="P16" style:family="paragraph" style:parent-style-name="Text_20_body">
      <style:paragraph-properties fo:line-height="150%"/>
      <style:text-properties officeooo:paragraph-rsid="0021b259"/>
    </style:style>
    <style:style style:name="P17" style:family="paragraph" style:parent-style-name="Text_20_body">
      <style:paragraph-properties fo:margin-top="0cm" fo:margin-bottom="0cm" loext:contextual-spacing="false" fo:line-height="150%"/>
      <style:text-properties fo:color="#000000" style:font-name="Times New Roman" fo:font-size="12pt" style:text-underline-style="none" officeooo:paragraph-rsid="001f69aa" style:font-size-asian="12pt" style:font-size-complex="12pt"/>
    </style:style>
    <style:style style:name="P18" style:family="paragraph" style:parent-style-name="Text_20_body">
      <style:paragraph-properties fo:margin-top="0cm" fo:margin-bottom="0cm" loext:contextual-spacing="false" fo:line-height="150%"/>
      <style:text-properties fo:color="#000000" style:font-name="Times New Roman" fo:font-size="12pt" style:text-underline-style="none" fo:font-weight="bold" officeooo:paragraph-rsid="001f69aa" style:font-size-asian="12pt" style:font-weight-asian="bold" style:font-size-complex="12pt" style:font-weight-complex="bold"/>
    </style:style>
    <style:style style:name="P19" style:family="paragraph" style:parent-style-name="Text_20_body">
      <loext:graphic-properties draw:fill="none"/>
      <style:paragraph-properties fo:margin-left="0.6cm" fo:margin-right="0cm" fo:margin-top="0cm" fo:margin-bottom="0.247cm" loext:contextual-spacing="false" fo:line-height="150%" fo:text-indent="0cm" style:auto-text-indent="false" fo:background-color="transparent"/>
      <style:text-properties fo:color="#000000" style:font-name="Times New Roman" fo:font-size="12pt" style:text-underline-style="none" fo:font-weight="bold" officeooo:rsid="001f69aa" officeooo:paragraph-rsid="001f69aa" style:font-size-asian="12pt" style:font-weight-asian="bold" style:font-size-complex="12pt" style:font-weight-complex="bold"/>
    </style:style>
    <style:style style:name="P20" style:family="paragraph" style:parent-style-name="Text_20_body" style:master-page-name="">
      <loext:graphic-properties draw:fill="none"/>
      <style:paragraph-properties fo:margin-left="0.6cm" fo:margin-right="0cm" fo:margin-top="0cm" fo:margin-bottom="0.247cm" loext:contextual-spacing="false" fo:line-height="150%" fo:text-indent="0cm" style:auto-text-indent="false" style:page-number="auto" fo:background-color="transparent"/>
      <style:text-properties fo:color="#000000" style:font-name="Times New Roman" fo:font-size="12pt" style:text-underline-style="none" fo:font-weight="bold" officeooo:rsid="001f69aa" officeooo:paragraph-rsid="001f69aa" style:font-size-asian="12pt" style:font-weight-asian="bold" style:font-size-complex="12pt" style:font-weight-complex="bold"/>
    </style:style>
    <style:style style:name="P21" style:family="paragraph" style:parent-style-name="Heading_20_2">
      <style:paragraph-properties fo:line-height="150%"/>
      <style:text-properties style:font-name="Times New Roman" fo:font-size="12pt" officeooo:paragraph-rsid="001f69aa" style:font-size-asian="12pt" style:font-size-complex="12pt"/>
    </style:style>
    <style:style style:name="P22" style:family="paragraph" style:parent-style-name="Heading_20_2">
      <style:paragraph-properties fo:line-height="150%"/>
      <style:text-properties fo:color="#000000" style:font-name="Times New Roman" fo:font-size="12pt" style:text-underline-style="none" officeooo:paragraph-rsid="001f69aa" style:font-size-asian="12pt" style:font-size-complex="12pt"/>
    </style:style>
    <style:style style:name="P23" style:family="paragraph" style:parent-style-name="Heading_20_3">
      <style:paragraph-properties fo:line-height="150%"/>
      <style:text-properties fo:color="#000000" style:font-name="Times New Roman" fo:font-size="12pt" style:text-underline-style="none" officeooo:paragraph-rsid="001f69aa" style:font-size-asian="12pt" style:font-size-complex="12pt"/>
    </style:style>
    <style:style style:name="P24" style:family="paragraph" style:parent-style-name="Preformatted_20_Text">
      <style:paragraph-properties fo:line-height="150%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5" style:family="paragraph" style:parent-style-name="Preformatted_20_Text">
      <style:paragraph-properties fo:line-height="100%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6" style:family="paragraph" style:parent-style-name="Preformatted_20_Text">
      <style:paragraph-properties fo:margin-top="0cm" fo:margin-bottom="0.499cm" loext:contextual-spacing="false" fo:line-height="150%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7" style:family="paragraph" style:parent-style-name="Preformatted_20_Text">
      <style:paragraph-properties fo:margin-top="0cm" fo:margin-bottom="0.499cm" loext:contextual-spacing="false" fo:line-height="100%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line-height="150%"/>
      <style:text-properties fo:color="#000000" style:font-name="Times New Roman" fo:font-size="12pt" style:text-underline-style="none" officeooo:rsid="001f69aa" officeooo:paragraph-rsid="001f69aa" style:font-size-asian="12pt" style:font-size-complex="12pt"/>
    </style:style>
    <style:style style:name="P29" style:family="paragraph" style:parent-style-name="Standard">
      <style:paragraph-properties fo:line-height="150%" fo:text-align="start" style:justify-single-word="false"/>
      <style:text-properties fo:color="#000000" style:font-name="Times New Roman" fo:font-size="12pt" style:text-underline-style="none" fo:font-weight="bold" officeooo:rsid="001f69aa" officeooo:paragraph-rsid="001f69aa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line-height="150%"/>
      <style:text-properties fo:color="#000000" style:font-name="Times New Roman" fo:font-size="12pt" style:text-underline-style="none" fo:font-weight="bold" officeooo:rsid="001f69aa" officeooo:paragraph-rsid="001f69aa" style:font-size-asian="12pt" style:font-weight-asian="bold" style:font-size-complex="12pt" style:font-weight-complex="bold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officeooo:rsid="0021b259" style:font-size-asian="12pt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2pt" fo:font-weight="bold" officeooo:rsid="0021b259" style:font-size-asian="12pt" style:font-weight-asian="bold" style:font-size-complex="12pt" style:font-weight-complex="bold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officeooo:rsid="001f69a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f69aa" style:font-weight-asian="bold" style:font-weight-complex="bold"/>
    </style:style>
    <style:style style:name="T9" style:family="text">
      <style:text-properties fo:font-weight="bold" officeooo:rsid="0021b259" style:font-weight-asian="bold" style:font-weight-complex="bold"/>
    </style:style>
    <style:style style:name="T10" style:family="text">
      <style:text-properties officeooo:rsid="0021b259"/>
    </style:style>
    <style:style style:name="T11" style:family="text">
      <style:text-properties fo:color="#000000" style:font-name="Times New Roman" fo:font-size="12pt" style:text-underline-style="none" style:font-size-asian="12pt" style:font-size-complex="12pt"/>
    </style:style>
    <style:style style:name="T12" style:family="text">
      <style:text-properties fo:color="#000000" style:font-name="Times New Roman" fo:font-size="12pt" style:text-underline-style="none" officeooo:rsid="0021b259" style:font-size-asian="12pt" style:font-size-complex="12pt"/>
    </style:style>
    <style:style style:name="T13" style:family="text">
      <style:text-properties fo:color="#000000" style:font-name="Times New Roman" fo:font-size="12pt" style:text-underline-style="none" fo:font-weight="bold" officeooo:rsid="001f69aa" style:font-size-asian="12pt" style:font-weight-asian="bold" style:font-size-complex="12pt" style:font-weight-complex="bold"/>
    </style:style>
    <style:style style:name="T14" style:family="text">
      <style:text-properties fo:color="#000000" style:text-underline-style="none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file:///../search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EX.NO.4 <text:s text:c="2"/>DEVELOP A GRID PORTAL , WHERE USER CAN SUBMIT A JOB AND GET THE <text:tab/><text:tab/>RESULT</text:p>
      <text:p text:style-name="P4">DATE:</text:p>
      <text:p text:style-name="P3"/>
      <text:p text:style-name="P3">AIM:</text:p>
      <text:p text:style-name="P1"/>
      <text:p text:style-name="P1"><text:tab/>To develop a Grid portal and setup the CMS environment , where user can submit a job and get the result.</text:p>
      <text:p text:style-name="P1"/>
      <text:p text:style-name="P3">PROCEDURE:</text:p>
      <text:p text:style-name="P1"/>
      <text:p text:style-name="P2"><text:span text:style-name="T8">S</text:span><text:span text:style-name="T7">tep 1</text:span>: <text:span text:style-name="T10">I</text:span>nstall a CERN Virtual Machine</text:p>
      <text:h text:style-name="P23" text:outline-level="3"><text:bookmark text:name="installing-virtualbox1"/>Installing VirtualBox</text:h>
      <text:p text:style-name="P15"><text:span text:style-name="T11">VirtualBox is a free, open source and multiplatform application to run virtual machines: you can </text:span><text:a xlink:type="simple" xlink:href="https://www.virtualbox.org/wiki/Downloads" text:style-name="Internet_20_link" text:visited-style-name="Visited_20_Internet_20_Link">download</text:a><text:span text:style-name="T11"> the package for your platform from the Downloads page.</text:span></text:p>
      <text:p text:style-name="P10">You will need administrative ("root") privileges on every platform to perform the installation of VirtualBox.</text:p>
      <text:h text:style-name="P23" text:outline-level="3"><text:bookmark text:name="downloading-and-creating-a-virtual-machine1"/>Downloading and Creating a Virtual Machine</text:h>
      <text:p text:style-name="P15"><text:span text:style-name="T12">D</text:span><text:span text:style-name="T11">ownload the CMS-specific CernVM image as OVA file from: </text:span><text:a xlink:type="simple" xlink:href="http://opendata.cern.ch/record/252" text:style-name="Internet_20_link" text:visited-style-name="Visited_20_Internet_20_Link">CMS VM Image for 2011 CMS Open Data</text:a><text:span text:style-name="T11">. </text:span></text:p>
      <text:p text:style-name="P13">Click the link:</text:p>
      <text:p text:style-name="P15"><text:span text:style-name="T13"><text:tab/></text:span><text:a xlink:type="simple" xlink:href="http://opendata.cern.ch/record/250" text:style-name="Internet_20_link" text:visited-style-name="Visited_20_Internet_20_Link">http://opendata.cern.ch/record/250</text:a></text:p>
      <text:h text:style-name="P22" text:outline-level="2">Files</text:h>
      <text:p text:style-name="P17"><text:tab/><text:span text:style-name="T6">Download </text:span><text:span text:style-name="T8">CMS-OpenData-1.1.2.ova 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FILENAME</text:p>
          </table:table-cell>
          <table:table-cell table:style-name="Table1.B1" office:value-type="string">
            <text:p text:style-name="P28">SIZE</text:p>
          </table:table-cell>
        </table:table-row>
        <table:table-row>
          <table:table-cell table:style-name="Table1.A2" office:value-type="string">
            <text:p text:style-name="P17">CMS-OpenData-1.0.0-rc7.ova</text:p>
          </table:table-cell>
          <table:table-cell table:style-name="Table1.B2" office:value-type="string">
            <text:p text:style-name="P17">14.5 MB</text:p>
          </table:table-cell>
        </table:table-row>
        <table:table-row>
          <table:table-cell table:style-name="Table1.A2" office:value-type="string">
            <text:p text:style-name="P18">CMS-OpenData-1.1.2.ova</text:p>
          </table:table-cell>
          <table:table-cell table:style-name="Table1.B2" office:value-type="string">
            <text:p text:style-name="P18">18.5 MB</text:p>
          </table:table-cell>
        </table:table-row>
      </table:table>
      <text:p text:style-name="P13"/>
      <text:p text:style-name="P10">By double clicking the downloaded file, VirtualBox imports the image with ready-to-run settings.</text:p>
      <text:p text:style-name="P11">Select the Cern Vm and click the settings and change the following:</text:p>
      <text:p text:style-name="P10"><text:soft-page-break/><text:span text:style-name="T6">a. Select System amd chage the storage as </text:span><text:span text:style-name="T8">1831 MB</text:span></text:p>
      <text:p text:style-name="P9">b. Select Network and change the following:</text:p>
      <text:p text:style-name="P20">ADAPTER 1: Bridged Adapter</text:p>
      <text:p text:style-name="P19">ADAPTER 2: Bridged Adapter</text:p>
      <text:p text:style-name="P10"><text:s/>Then, you launch the CMS-specific CernVM, which boots into the graphical user interface and sets up the CMS environment. Be patient, it will take a while.</text:p>
      <text:h text:style-name="P21" text:outline-level="2"><text:bookmark text:name="step-2-how-to-test-validate1"/><text:bookmark text:name="test1"/><text:span text:style-name="T14">Step 2: </text:span><text:bookmark text:name="set-up-the-cms-environment-and-run-a-demo-analyzer1"/><text:span text:style-name="T14">Set up the CMS environment and run a demo analyzer</text:span></text:h>
      <text:p text:style-name="P5"><text:tab/>In the "CMS-OpenData-1.1.2" VM, open a terminal from the "CMS Shell" icon from the desktop (only if using the VM version "CMS-OpenData-1.0.0-rc7", open a terminal with the X terminal emulator from an icon bottom-left of the VM screen).</text:p>
      <text:p text:style-name="P14"><text:span text:style-name="T1">Execute the following command; this command builds the local release area (the directory structure) for </text:span><text:a xlink:type="simple" xlink:href="http://opendata.cern.ch/glossary/CMSSW" text:style-name="Internet_20_link" text:visited-style-name="Visited_20_Internet_20_Link"><text:span text:style-name="T1">CMSSW</text:span></text:a><text:span text:style-name="T1">, and only needs to be run once (note that it may take a while):</text:span></text:p>
      <text:p text:style-name="P26"><text:tab/>cmsrel CMSSW_4_2_8</text:p>
      <text:p text:style-name="P14"><text:span text:style-name="T4">Step 4: </text:span><text:span text:style-name="T5">Change to the </text:span><text:span text:style-name="User_20_Entry"><text:span text:style-name="T5">CMSSW_4_2_8/src/</text:span></text:span><text:span text:style-name="T5"> directory:</text:span></text:p>
      <text:p text:style-name="P26"><text:tab/>cd CMSSW_4_2_8/src/</text:p>
      <text:p text:style-name="P5"><text:span text:style-name="T9">Step 5:</text:span><text:span text:style-name="T10"> </text:span>Then, run the following command to create the CMS runtime variables:</text:p>
      <text:p text:style-name="P26"><text:tab/>cmsenv</text:p>
      <text:p text:style-name="P5"><text:span text:style-name="T9">Step 6</text:span><text:span text:style-name="T10">: </text:span>Create a working directory for the demo analyzer, change to that directory and create a "skeleton" for the analyzer:</text:p>
      <text:p text:style-name="P24"><text:tab/>mkdir Demo</text:p>
      <text:p text:style-name="P24"><text:tab/>cd Demo</text:p>
      <text:p text:style-name="P26"><text:tab/>mkedanlzr DemoAnalyzer</text:p>
      <text:p text:style-name="P6"><text:span text:style-name="T10">Step 7: </text:span>Compile the code:</text:p>
      <text:p text:style-name="P24"><text:tab/>cd DemoAnalyzer</text:p>
      <text:p text:style-name="P26"><text:tab/>scram b</text:p>
      <text:p text:style-name="P14"><text:span text:style-name="T4">Step 8:</text:span><text:span text:style-name="T2"> <text:s/>a. </text:span><text:span text:style-name="T1">Change the file name in the configuration file </text:span><text:span text:style-name="User_20_Entry"><text:span text:style-name="T1">demoanalyzer_cfg.py</text:span></text:span><text:span text:style-name="T1"> in the DemoAnalyzer directory: i.e. replace </text:span><text:span text:style-name="User_20_Entry"><text:span text:style-name="T1">file:myfile.root</text:span></text:span><text:span text:style-name="T1"> with </text:span><text:soft-page-break/><text:span text:style-name="T1"><text:tab/></text:span><text:span text:style-name="User_20_Entry"><text:span text:style-name="T3">root://eospublic.cern.ch//eos/opendata/cms/Run2010B/Mu/AOD/Apr21ReReco-<text:tab/>v1/0000/00459D48-EB70-E011-AF09-90E6BA19A252.root</text:span></text:span></text:p>
      <text:p text:style-name="P16"><text:span text:style-name="T2">b. </text:span><text:span text:style-name="T1">Change the max number of </text:span><text:bookmark text:name="glossaryID11"/><text:span text:style-name="T1">events to </text:span><text:span text:style-name="T3">10</text:span><text:span text:style-name="T1"> (i.e change -1 to 10 in </text:span><text:span text:style-name="User_20_Entry"><text:span text:style-name="T1">process.maxEvents = cms.untracked.PSet( input = cms.untracked.int32(-1)</text:span></text:span><text:span text:style-name="T1">).</text:span></text:p>
      <text:p text:style-name="P5"><text:span text:style-name="T9">Step 9:</text:span>Move two directories back using:</text:p>
      <text:p text:style-name="P26"><text:tab/>cd ../..</text:p>
      <text:p text:style-name="P5"><text:span text:style-name="T9">Step 10</text:span><text:span text:style-name="T10">: </text:span>And then run:</text:p>
      <text:p text:style-name="P26"><text:tab/>cmsRun Demo/DemoAnalyzer/demoanalyzer_cfg.py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OUTPUT:</text:p>
      <text:p text:style-name="P8">You can consider your VM "validated" — i.e it gets access to and compiles the CMS software, and reads the CMS open data files — if you get an output like:</text:p>
      <text:p text:style-name="P25">08-Sep-2014 10:48:11 CEST Initiating request to open file root://eospublic.cern.ch//eos/opendata/cms/Run2010B/Mu/AOD/Apr21ReReco-v1/0000/00459D48-EB70-E011-AF09-90E6BA19A252.root</text:p>
      <text:p text:style-name="P25">08-Sep-2014 10:48:21 CEST Successfully opened file root://eospublic.cern.ch//eos/opendata/cms/Run2010B/Mu/AOD/Apr21ReReco-v1/0000/00459D48-EB70-E011-AF09-90E6BA19A252.root</text:p>
      <text:p text:style-name="P25">Begin processing the 1st record. Run 146436, <text:bookmark text:name="glossaryID1"/>Event 90626440, LumiSection 322 at 08-Sep-2014 10:48:25.836 CEST</text:p>
      <text:p text:style-name="P25">Begin processing the 2nd record. Run 146436, <text:bookmark text:name="glossaryID2"/>Event 90634848, LumiSection 322 at 08-Sep-2014 10:48:25.839 CEST</text:p>
      <text:p text:style-name="P25">Begin processing the 3rd record. Run 146436, <text:bookmark text:name="glossaryID3"/>Event 90649368, LumiSection 322 at 08-Sep-2014 10:48:25.839 CEST</text:p>
      <text:p text:style-name="P25">Begin processing the 4th record. Run 146436, <text:bookmark text:name="glossaryID4"/>Event 90668184, LumiSection 322 at 08-Sep-2014 10:48:25.840 CEST</text:p>
      <text:p text:style-name="P25">Begin processing the 5th record. Run 146436, <text:bookmark text:name="glossaryID5"/>Event 90703728, LumiSection 322 at 08-Sep-2014 10:48:25.842 CEST</text:p>
      <text:p text:style-name="P25">Begin processing the 6th record. Run 146436, <text:bookmark text:name="glossaryID6"/>Event 90716480, LumiSection 322 at 08-Sep-2014 10:48:25.843 CEST</text:p>
      <text:p text:style-name="P25">Begin processing the 7th record. Run 146436, <text:bookmark text:name="glossaryID7"/>Event 90735104, LumiSection 322 at 08-Sep-2014 10:48:25.844 CESTBegin processing the 8th record. Run 146436, <text:bookmark text:name="glossaryID8"/>Event 90745896, LumiSection 322 at 08-Sep-2014 10:48:25.844 CEST</text:p>
      <text:p text:style-name="P25">Begin processing the 9th record. Run 146436, <text:bookmark text:name="glossaryID9"/>Event 90755600, LumiSection 322 at 08-Sep-2014 10:48:25.845 CEST</text:p>
      <text:p text:style-name="P25">Begin processing the 10th record. Run 146436, <text:bookmark text:name="glossaryID10"/>Event 90778200, LumiSection 322 at 08-Sep-2014 10:48:25.849 CEST</text:p>
      <text:p text:style-name="P25">08-Sep-2014 10:48:25 CEST Closed file root://eospublic.cern.ch//eos/opendata/cms/Run2010B/Mu/AOD/Apr21ReReco-v1/0000/00459D48-EB70-E011-AF09-90E6BA19A252.root</text:p>
      <text:p text:style-name="P25">MessageLogger Summary</text:p>
      <text:p text:style-name="P25">type category sev module subroutine count total</text:p>
      <text:p text:style-name="P25">1 fileAction <text:s text:c="10"/>-s file_close <text:s text:c="28"/>1 <text:s text:c="7"/>1</text:p>
      <text:p text:style-name="P25">2 fileAction <text:s text:c="10"/>-s file_open <text:s text:c="29"/>2 <text:s text:c="7"/>2</text:p>
      <text:p text:style-name="P25">type category Examples: run/evt run/evt run/evt</text:p>
      <text:p text:style-name="P25">1 fileAction <text:s text:c="10"/>PostEndRun</text:p>
      <text:p text:style-name="P25">2 fileAction <text:s text:c="10"/>pre-<text:bookmark text:name="glossaryID12"/>events <text:s text:c="6"/>pre-<text:bookmark text:name="glossaryID13"/>events</text:p>
      <text:p text:style-name="P25">Severity # Occurrences Total Occurrences</text:p>
      <text:p text:style-name="P27">System 3 3</text:p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2">RESULT:</text:p>
      <text:p text:style-name="P12">Thus a grid portal is eveloped and the CMS environment is setup , where user ca submit a job and get the result.</text:p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13:35:54.679003050</meta:creation-date>
    <dc:date>2019-07-25T14:08:21.206802998</dc:date>
    <meta:editing-duration>PT21M22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6" meta:paragraph-count="74" meta:word-count="669" meta:character-count="4943" meta:non-whitespace-character-count="4206"/>
  </office:meta>
</office:document-meta>
</file>